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3.5 miles</text:span></text:p>
      <text:p text:style-name="P15">I ran 3 miles on a bike path averaging 9:43/mile including a ½ mile in 4:26 and rested 4 minutes.</text:p>
      <text:p text:style-name="P15">I walked a mile in 12:1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2T04:46:35.20</dc:date>
    <dc:creator>James Lombardi</dc:creator>
    <meta:editing-duration>P1DT49M13S</meta:editing-duration>
    <meta:editing-cycles>174</meta:editing-cycles>
    <meta:document-statistic meta:table-count="0" meta:image-count="0" meta:object-count="0" meta:page-count="6" meta:paragraph-count="121" meta:word-count="1755" meta:character-count="8537"/>
  </office:meta>
</office:document-meta>
</file>